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c5b" officeooo:paragraph-rsid="001e7c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8</text:p>
      <text:p text:style-name="P1"/>
      <text:p text:style-name="P1">In this, in order to get the defective part, I subscribed to the logical_camera_1 and extracted the model that was defective, using the transform between model wrt camera and camera wrt world. I could compare the pose within given tolerance of the part with the pose extracted from the box_camera_1. Once the part name was confirmed, Using robotBehaviorInterface.pick_part_from_box was used to pick the part.</text:p>
      <text:p text:style-name="P1"/>
      <text:p text:style-name="P1">For the other two parts, using box_inspector, current parts were updated and thrown away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00:28:14.730917838</meta:creation-date>
    <dc:date>2018-12-07T00:30:57.593363713</dc:date>
    <meta:editing-duration>PT2M43S</meta:editing-duration>
    <meta:editing-cycles>1</meta:editing-cycles>
    <meta:document-statistic meta:table-count="0" meta:image-count="0" meta:object-count="0" meta:page-count="1" meta:paragraph-count="3" meta:word-count="79" meta:character-count="500" meta:non-whitespace-character-count="424"/>
    <meta:generator>LibreOffice/5.1.6.2$Linux_X86_64 LibreOffice_project/10m0$Build-2</meta:generator>
  </office:meta>
</office:document-meta>
</file>